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Symbol"/>
      </text:list-level-style-bullet>
      <text:list-level-style-bullet text:level="2" text:style-name="WW_CharLFO6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6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6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6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6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6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6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6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Textbody" style:family="paragraph"/>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weight="bold" style:font-weight-asian="bold" style:font-weight-complex="bold"/>
    </style:style>
    <style:style style:name="P17" style:parent-style-name="Textbody" style:family="paragraph">
      <style:paragraph-properties fo:margin-left="0.5in">
        <style:tab-stops/>
      </style:paragraph-properties>
    </style:style>
    <style:style style:name="P18" style:parent-style-name="Textbody" style:family="paragraph">
      <style:paragraph-properties fo:margin-left="0.5in">
        <style:tab-stops/>
      </style:paragraph-properties>
    </style:style>
    <style:style style:name="P19" style:parent-style-name="Textbody" style:family="paragraph"/>
    <style:style style:name="T20" style:parent-style-name="Car.predefinitoparagrafo" style:family="text">
      <style:text-properties fo:font-weight="bold" style:font-weight-asian="bold" style:font-weight-complex="bold"/>
    </style:style>
    <style:style style:name="P21" style:parent-style-name="Textbody" style:family="paragraph">
      <style:paragraph-properties fo:margin-left="0.5in">
        <style:tab-stops/>
      </style:paragraph-properties>
    </style:style>
    <style:style style:name="T22" style:parent-style-name="Car.predefinitoparagrafo" style:family="text">
      <style:text-properties fo:font-weight="bold" style:font-weight-asian="bold" style:font-weight-complex="bold"/>
    </style:style>
    <style:style style:name="P23" style:parent-style-name="Textbody" style:family="paragraph"/>
    <style:style style:name="T24" style:parent-style-name="Car.predefinitoparagrafo" style:family="text">
      <style:text-properties fo:font-weight="bold" style:font-weight-asian="bold" style:font-weight-complex="bold"/>
    </style:style>
    <style:style style:name="P25" style:parent-style-name="Textbody" style:family="paragraph">
      <style:paragraph-properties fo:margin-left="0.5in">
        <style:tab-stops/>
      </style:paragraph-properties>
    </style:style>
    <style:style style:name="P26" style:parent-style-name="Textbody" style:family="paragraph">
      <style:paragraph-properties fo:margin-left="0.5in">
        <style:tab-stops/>
      </style:paragraph-properties>
    </style:style>
    <style:style style:name="P27" style:parent-style-name="Textbody" style:family="paragraph"/>
    <style:style style:name="T28" style:parent-style-name="Car.predefinitoparagrafo" style:family="text">
      <style:text-properties fo:font-weight="bold" style:font-weight-asian="bold" style:font-weight-complex="bold"/>
    </style:style>
    <style:style style:name="T29" style:parent-style-name="Car.predefinitoparagrafo" style:family="text">
      <style:text-properties fo:font-weight="bold" style:font-weight-asian="bold" style:font-weight-complex="bold"/>
    </style:style>
    <style:style style:name="T30" style:parent-style-name="Car.predefinitoparagrafo" style:family="text">
      <style:text-properties fo:font-weight="bold" style:font-weight-asian="bold" style:font-weight-complex="bold"/>
    </style:style>
    <style:style style:name="P31" style:parent-style-name="Textbody" style:family="paragraph">
      <style:paragraph-properties fo:margin-left="0.5in">
        <style:tab-stops/>
      </style:paragraph-properties>
    </style:style>
    <style:style style:name="T32" style:parent-style-name="Car.predefinitoparagrafo" style:family="text">
      <style:text-properties fo:font-weight="bold" style:font-weight-asian="bold" style:font-weight-complex="bold"/>
    </style:style>
    <style:style style:name="T33" style:parent-style-name="Car.predefinitoparagrafo" style:family="text">
      <style:text-properties fo:font-weight="bold" style:font-weight-asian="bold" style:font-weight-complex="bold"/>
    </style:style>
    <style:style style:name="T34" style:parent-style-name="Car.predefinitoparagrafo" style:family="text">
      <style:text-properties fo:font-weight="bold" style:font-weight-asian="bold" style:font-weight-complex="bold"/>
    </style:style>
    <style:style style:name="T35" style:parent-style-name="Car.predefinitoparagrafo" style:family="text">
      <style:text-properties fo:font-weight="bold" style:font-weight-asian="bold" style:font-weight-complex="bold"/>
    </style:style>
    <style:style style:name="P36" style:parent-style-name="Textbody" style:family="paragraph">
      <style:paragraph-properties fo:text-align="center"/>
      <style:text-properties fo:font-weight="bold" style:font-weight-asian="bold" style:font-weight-complex="bold"/>
    </style:style>
    <style:style style:name="T37" style:parent-style-name="Car.predefinitoparagrafo" style:family="text">
      <style:text-properties fo:background-color="#FFFF00"/>
    </style:style>
    <style:style style:name="P3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8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0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3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4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50" style:parent-style-name="Car.predefinitoparagrafo" style:family="text">
      <style:text-properties fo:font-weight="bold" style:font-weight-asian="bold" style:font-weight-complex="bold"/>
    </style:style>
    <style:style style:name="T151" style:parent-style-name="Car.predefinitoparagrafo" style:family="text">
      <style:text-properties fo:font-weight="bold" style:font-weight-asian="bold" style:font-weight-complex="bold"/>
    </style:style>
    <style:style style:name="T152" style:parent-style-name="Car.predefinitoparagrafo" style:family="text">
      <style:text-properties fo:font-weight="bold" style:font-weight-asian="bold" style:font-weight-complex="bold"/>
    </style:style>
    <style:style style:name="P153" style:parent-style-name="Textbody" style:family="paragraph">
      <style:paragraph-properties fo:margin-bottom="0in"/>
    </style:style>
    <style:style style:name="T154" style:parent-style-name="Car.predefinitoparagrafo" style:family="text">
      <style:text-properties style:font-name="Times New Roman" style:font-name-complex="Times New Roman"/>
    </style:style>
    <style:style style:name="P155" style:parent-style-name="Textbody" style:family="paragraph">
      <style:paragraph-properties style:vertical-align="auto" fo:margin-bottom="0in"/>
    </style:style>
    <style:style style:name="T156" style:parent-style-name="Car.predefinitoparagrafo" style:family="text">
      <style:text-properties style:font-name="Times New Roman" style:font-name-complex="Times New Roman"/>
    </style:style>
    <style:style style:name="P157" style:parent-style-name="Textbody" style:family="paragraph">
      <style:paragraph-properties style:vertical-align="auto" fo:margin-bottom="0in"/>
    </style:style>
    <style:style style:name="T158" style:parent-style-name="Car.predefinitoparagrafo" style:family="text">
      <style:text-properties style:font-name="Times New Roman" style:font-name-complex="Times New Roman"/>
    </style:style>
    <style:style style:name="P159" style:parent-style-name="Textbody" style:family="paragraph">
      <style:paragraph-properties style:vertical-align="auto" fo:margin-bottom="0in"/>
    </style:style>
    <style:style style:name="T160" style:parent-style-name="Car.predefinitoparagrafo" style:family="text">
      <style:text-properties style:font-name="Times New Roman" style:font-name-complex="Times New Roman"/>
    </style:style>
    <style:style style:name="P161" style:parent-style-name="Textbody" style:family="paragraph">
      <style:paragraph-properties style:vertical-align="auto" fo:margin-bottom="0in"/>
    </style:style>
    <style:style style:name="T162" style:parent-style-name="Car.predefinitoparagrafo" style:family="text">
      <style:text-properties style:font-name="Times New Roman" style:font-name-complex="Times New Roman"/>
    </style:style>
    <style:style style:name="P163" style:parent-style-name="Textbody" style:family="paragraph">
      <style:paragraph-properties style:vertical-align="auto" fo:margin-bottom="0in"/>
    </style:style>
    <style:style style:name="T164" style:parent-style-name="Car.predefinitoparagrafo" style:family="text">
      <style:text-properties style:font-name="Times New Roman" style:font-name-complex="Times New Roman"/>
    </style:style>
    <style:style style:name="T165" style:parent-style-name="Car.predefinitoparagrafo" style:family="text">
      <style:text-properties fo:background-color="#FFFF00" fo:language="en" fo:country="US"/>
    </style:style>
    <style:style style:name="P16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6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6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6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text-align="center" fo:margin-bottom="0in"/>
      <style:text-properties fo:font-size="10pt" style:font-size-asian="10pt" style:font-size-complex="10pt"/>
    </style:style>
    <style:style style:name="P190" style:parent-style-name="Textbody" style:family="paragraph">
      <style:paragraph-properties fo:text-align="center" fo:margin-bottom="0in"/>
      <style:text-properties fo:font-size="10pt" style:font-size-asian="10pt" style:font-size-complex="10pt"/>
    </style:style>
    <style:style style:name="P191" style:parent-style-name="Textbody" style:family="paragraph">
      <style:paragraph-properties fo:text-align="center" fo:margin-bottom="0in"/>
      <style:text-properties fo:font-size="10pt" style:font-size-asian="10pt" style:font-size-complex="10pt"/>
    </style:style>
    <style:style style:name="P192" style:parent-style-name="Textbody" style:family="paragraph">
      <style:paragraph-properties fo:text-align="center" fo:margin-bottom="0in"/>
      <style:text-properties fo:font-size="10pt" style:font-size-asian="10pt" style:font-size-complex="10pt"/>
    </style:style>
    <style:style style:name="P193" style:parent-style-name="Textbody" style:family="paragraph">
      <style:paragraph-properties fo:text-align="center" fo:margin-bottom="0in"/>
      <style:text-properties fo:font-size="10pt" style:font-size-asian="10pt" style:font-size-complex="10pt"/>
    </style:style>
    <style:style style:name="P194" style:parent-style-name="Textbody" style:family="paragraph">
      <style:paragraph-properties fo:text-align="center" fo:margin-bottom="0in"/>
      <style:text-properties fo:font-size="10pt" style:font-size-asian="10pt" style:font-size-complex="10pt"/>
    </style:style>
    <style:style style:name="P195" style:parent-style-name="Textbody" style:family="paragraph">
      <style:paragraph-properties fo:text-align="center" fo:margin-bottom="0in"/>
      <style:text-properties fo:font-size="10pt" style:font-size-asian="10pt" style:font-size-complex="10pt"/>
    </style:style>
    <style:style style:name="P196" style:parent-style-name="Textbody" style:family="paragraph">
      <style:paragraph-properties fo:text-align="center" fo:margin-bottom="0in"/>
    </style:style>
    <style:style style:name="P197" style:parent-style-name="Textbody" style:family="paragraph">
      <style:paragraph-properties fo:margin-bottom="0in"/>
    </style:style>
    <style:style style:name="P198" style:parent-style-name="Textbody" style:family="paragraph">
      <style:paragraph-properties fo:margin-bottom="0in"/>
      <style:text-properties fo:font-size="10pt" style:font-size-asian="10pt" style:font-size-complex="10pt"/>
    </style:style>
    <style:style style:name="P199" style:parent-style-name="Textbody" style:family="paragraph">
      <style:paragraph-properties fo:margin-bottom="0in"/>
    </style:style>
    <style:style style:name="T200" style:parent-style-name="Car.predefinitoparagrafo" style:family="text">
      <style:text-properties fo:font-size="10pt" style:font-size-asian="10pt" style:font-size-complex="10pt"/>
    </style:style>
    <style:style style:name="T201" style:parent-style-name="Car.predefinitoparagrafo" style:family="text">
      <style:text-properties style:font-name="Times New Roman" style:font-name-complex="Times New Roman" style:letter-kerning="false" fo:font-size="10pt" style:font-size-asian="10pt" style:font-size-complex="10pt"/>
    </style:style>
    <style:style style:name="P202" style:parent-style-name="Textbody" style:family="paragraph">
      <style:paragraph-properties fo:margin-bottom="0in"/>
      <style:text-properties style:font-name="Times New Roman" style:font-name-complex="Times New Roman" style:letter-kerning="false"/>
    </style:style>
    <style:style style:name="P203" style:parent-style-name="Textbody" style:family="paragraph">
      <style:paragraph-properties fo:margin-bottom="0in"/>
      <style:text-properties style:font-name="Times New Roman" style:font-name-complex="Times New Roman" style:letter-kerning="false"/>
    </style:style>
    <style:style style:name="P204" style:parent-style-name="Textbody" style:family="paragraph">
      <style:paragraph-properties fo:margin-bottom="0in"/>
    </style:style>
    <style:style style:name="T205" style:parent-style-name="Car.predefinitoparagrafo" style:family="text">
      <style:text-properties fo:font-size="10pt" style:font-size-asian="10pt" style:font-size-complex="10pt"/>
    </style:style>
    <style:style style:name="T206" style:parent-style-name="Car.predefinitoparagrafo" style:family="text">
      <style:text-properties style:font-name="Times New Roman" style:font-name-complex="Times New Roman" style:letter-kerning="false" fo:font-size="10pt" style:font-size-asian="10pt" style:font-size-complex="10pt"/>
    </style:style>
    <style:style style:name="P207" style:parent-style-name="Textbody" style:family="paragraph">
      <style:paragraph-properties fo:margin-bottom="0in"/>
    </style:style>
    <style:style style:name="T208" style:parent-style-name="Car.predefinitoparagrafo" style:family="text">
      <style:text-properties fo:font-size="10pt" style:font-size-asian="10pt" style:font-size-complex="10pt"/>
    </style:style>
    <style:style style:name="T209" style:parent-style-name="Car.predefinitoparagrafo" style:family="text">
      <style:text-properties style:font-name="Times New Roman" style:font-name-complex="Times New Roman" style:letter-kerning="false" fo:font-size="10pt" style:font-size-asian="10pt" style:font-size-complex="10pt"/>
    </style:style>
    <style:style style:name="T210" style:parent-style-name="Car.predefinitoparagrafo" style:family="text">
      <style:text-properties style:font-name="Times New Roman" style:font-name-complex="Times New Roman" style:letter-kerning="false" fo:font-size="10pt" style:font-size-asian="10pt" style:font-size-complex="10pt"/>
    </style:style>
    <style:style style:name="P211" style:parent-style-name="Textbody" style:family="paragraph">
      <style:paragraph-properties fo:margin-bottom="0in"/>
    </style:style>
    <style:style style:name="T212" style:parent-style-name="Car.predefinitoparagrafo" style:family="text">
      <style:text-properties style:font-name="Times New Roman" style:font-name-complex="Times New Roman" style:letter-kerning="false" fo:font-size="10pt" style:font-size-asian="10pt" style:font-size-complex="10pt"/>
    </style:style>
    <style:style style:name="P213" style:parent-style-name="Textbody" style:family="paragraph">
      <style:paragraph-properties fo:margin-bottom="0in" fo:margin-left="0.5in">
        <style:tab-stops/>
      </style:paragraph-properties>
    </style:style>
    <style:style style:name="P214" style:parent-style-name="Textbody" style:family="paragraph">
      <style:paragraph-properties fo:margin-bottom="0in"/>
    </style:style>
    <style:style style:name="T215" style:parent-style-name="Car.predefinitoparagrafo" style:family="text">
      <style:text-properties fo:background-color="#FFFF00" fo:language="en" fo:country="US"/>
    </style:style>
    <style:style style:name="P216" style:parent-style-name="Textbody" style:family="paragraph">
      <style:paragraph-properties fo:margin-bottom="0in"/>
      <style:text-properties fo:language="en" fo:country="US"/>
    </style:style>
    <style:style style:name="P21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1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1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T240" style:parent-style-name="Car.predefinitoparagrafo" style:family="text">
      <style:text-properties fo:font-weight="bold" style:font-weight-asian="bold" style:font-weight-complex="bold"/>
    </style:style>
    <style:style style:name="P241" style:parent-style-name="Textbody" style:family="paragraph"/>
    <style:style style:name="T242" style:parent-style-name="Car.predefinitoparagrafo" style:family="text">
      <style:text-properties fo:font-weight="bold" style:font-weight-asian="bold" style:font-weight-complex="bold" fo:font-size="11pt" style:font-size-asian="11pt" style:font-size-complex="11pt"/>
    </style:style>
    <style:style style:name="T243" style:parent-style-name="Car.predefinitoparagrafo" style:family="text">
      <style:text-properties fo:font-size="11pt" style:font-size-asian="11pt" style:font-size-complex="11pt"/>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fo:font-weight="bold" style:font-weight-asian="bold" style:font-weight-complex="bold"/>
    </style:style>
    <style:style style:name="T246" style:parent-style-name="Car.predefinitoparagrafo" style:family="text">
      <style:text-properties fo:font-weight="bold" style:font-weight-asian="bold" style:font-weight-complex="bold"/>
    </style:style>
    <style:style style:name="T247" style:parent-style-name="Car.predefinitoparagrafo" style:family="text">
      <style:text-properties fo:font-weight="bold" style:font-weight-asian="bold" style:font-weight-complex="bold"/>
    </style:style>
    <style:style style:name="P248" style:parent-style-name="Textbody" style:family="paragraph"/>
    <style:style style:name="T249" style:parent-style-name="Car.predefinitoparagrafo" style:family="text">
      <style:text-properties fo:font-weight="bold" style:font-weight-asian="bold" style:font-weight-complex="bold" fo:font-size="11pt" style:font-size-asian="11pt" style:font-size-complex="11pt"/>
    </style:style>
    <style:style style:name="T250" style:parent-style-name="Car.predefinitoparagrafo" style:family="text">
      <style:text-properties fo:font-size="11pt" style:font-size-asian="11pt" style:font-size-complex="11pt"/>
    </style:style>
    <style:style style:name="T251" style:parent-style-name="Car.predefinitoparagrafo" style:family="text">
      <style:text-properties fo:font-weight="bold" style:font-weight-asian="bold" style:font-weight-complex="bold" fo:font-size="11pt" style:font-size-asian="11pt" style:font-size-complex="11pt"/>
    </style:style>
    <style:style style:name="T252" style:parent-style-name="Car.predefinitoparagrafo" style:family="text">
      <style:text-properties fo:font-size="11pt" style:font-size-asian="11pt" style:font-size-complex="11pt"/>
    </style:style>
    <style:style style:name="T253" style:parent-style-name="Car.predefinitoparagrafo" style:family="text">
      <style:text-properties fo:font-size="11pt" style:font-size-asian="11pt" style:font-size-complex="11pt"/>
    </style:style>
    <style:style style:name="T254" style:parent-style-name="Car.predefinitoparagrafo" style:family="text">
      <style:text-properties fo:font-size="11pt" style:font-size-asian="11pt" style:font-size-complex="11pt"/>
    </style:style>
    <style:style style:name="T255" style:parent-style-name="Car.predefinitoparagrafo" style:family="text">
      <style:text-properties fo:font-size="11pt" style:font-size-asian="11pt" style:font-size-complex="11pt"/>
    </style:style>
    <style:style style:name="T256" style:parent-style-name="Car.predefinitoparagrafo" style:family="text">
      <style:text-properties fo:font-weight="bold" style:font-weight-asian="bold" style:font-weight-complex="bold" fo:font-size="11pt" style:font-size-asian="11pt" style:font-size-complex="11pt"/>
    </style:style>
    <style:style style:name="T257" style:parent-style-name="Car.predefinitoparagrafo" style:family="text">
      <style:text-properties fo:font-size="11pt" style:font-size-asian="11pt" style:font-size-complex="11pt"/>
    </style:style>
    <style:style style:name="T258" style:parent-style-name="Car.predefinitoparagrafo" style:family="text">
      <style:text-properties fo:font-weight="bold" style:font-weight-asian="bold" style:font-weight-complex="bold" fo:font-size="11pt" style:font-size-asian="11pt" style:font-size-complex="11pt"/>
    </style:style>
    <style:style style:name="T259" style:parent-style-name="Car.predefinitoparagrafo" style:family="text">
      <style:text-properties fo:font-size="11pt" style:font-size-asian="11pt" style:font-size-complex="11pt"/>
    </style:style>
    <style:style style:name="P260" style:parent-style-name="Textbody" style:family="paragraph"/>
    <style:style style:name="T261" style:parent-style-name="Car.predefinitoparagrafo" style:family="text">
      <style:text-properties fo:font-weight="bold" style:font-weight-asian="bold" style:font-weight-complex="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size="11pt" style:font-size-asian="11pt" style:font-size-complex="11pt"/>
    </style:style>
    <style:style style:name="P264" style:parent-style-name="Textbody" style:family="paragraph"/>
    <style:style style:name="T265" style:parent-style-name="Car.predefinitoparagrafo" style:family="text">
      <style:text-properties fo:font-weight="bold" style:font-weight-asian="bold" style:font-weight-complex="bold" fo:font-size="11pt" style:font-size-asian="11pt" style:font-size-complex="11pt"/>
    </style:style>
    <style:style style:name="T266" style:parent-style-name="Car.predefinitoparagrafo" style:family="text">
      <style:text-properties fo:font-weight="bold" style:font-weight-asian="bold" style:font-weight-complex="bold" fo:font-size="11pt" style:font-size-asian="11pt" style:font-size-complex="11pt"/>
    </style:style>
    <style:style style:name="T267" style:parent-style-name="Car.predefinitoparagrafo" style:family="text">
      <style:text-properties fo:font-size="11pt" style:font-size-asian="11pt" style:font-size-complex="11pt"/>
    </style:style>
    <style:style style:name="P268" style:parent-style-name="Textbody" style:family="paragraph">
      <style:paragraph-properties fo:margin-top="0.1666in"/>
    </style:style>
    <style:style style:name="T269" style:parent-style-name="Car.predefinitoparagrafo" style:family="text">
      <style:text-properties fo:font-weight="bold" style:font-weight-asian="bold" style:font-weight-complex="bold"/>
    </style:style>
    <style:style style:name="P270" style:parent-style-name="Textbody" style:family="paragraph">
      <style:paragraph-properties fo:margin-top="0.1666in"/>
    </style:style>
    <style:style style:name="T271" style:parent-style-name="Car.predefinitoparagrafo" style:family="text">
      <style:text-properties fo:font-weight="bold" style:font-weight-asian="bold" style:font-weight-complex="bold" fo:font-size="11pt" style:font-size-asian="11pt" style:font-size-complex="11pt"/>
    </style:style>
    <style:style style:name="T272" style:parent-style-name="Car.predefinitoparagrafo" style:family="text">
      <style:text-properties fo:font-weight="bold" style:font-weight-asian="bold" style:font-weight-complex="bold" style:letter-kerning="false" fo:font-size="11pt" style:font-size-asian="11pt" style:font-size-complex="11pt"/>
    </style:style>
    <style:style style:name="T273" style:parent-style-name="Car.predefinitoparagrafo" style:family="text">
      <style:text-properties fo:font-weight="bold" style:font-weight-asian="bold" style:font-weight-complex="bold" fo:font-size="11pt" style:font-size-asian="11pt" style:font-size-complex="11pt"/>
    </style:style>
    <style:style style:name="T274" style:parent-style-name="Car.predefinitoparagrafo" style:family="text">
      <style:text-properties fo:font-size="11pt" style:font-size-asian="11pt" style:font-size-complex="11pt"/>
    </style:style>
    <style:style style:name="P275" style:parent-style-name="Textbody" style:family="paragraph">
      <style:paragraph-properties fo:margin-top="0.1666in"/>
    </style:style>
    <style:style style:name="T276" style:parent-style-name="Car.predefinitoparagrafo" style:family="text">
      <style:text-properties fo:font-weight="bold" style:font-weight-asian="bold" style:font-weight-complex="bold" fo:font-size="11pt" style:font-size-asian="11pt" style:font-size-complex="11pt"/>
    </style:style>
    <style:style style:name="T277" style:parent-style-name="Car.predefinitoparagrafo" style:family="text">
      <style:text-properties fo:font-weight="bold" style:font-weight-asian="bold" style:font-weight-complex="bold" style:letter-kerning="false" fo:font-size="11pt" style:font-size-asian="11pt" style:font-size-complex="11pt"/>
    </style:style>
    <style:style style:name="T278" style:parent-style-name="Car.predefinitoparagrafo" style:family="text">
      <style:text-properties fo:font-weight="bold" style:font-weight-asian="bold" style:font-weight-complex="bold" fo:font-size="11pt" style:font-size-asian="11pt" style:font-size-complex="11pt"/>
    </style:style>
    <style:style style:name="T279" style:parent-style-name="Car.predefinitoparagrafo" style:family="text">
      <style:text-properties fo:font-size="11pt" style:font-size-asian="11pt" style:font-size-complex="11pt"/>
    </style:style>
    <style:style style:name="P280" style:parent-style-name="Textbody" style:family="paragraph">
      <style:paragraph-properties fo:margin-top="0.1666in"/>
    </style:style>
    <style:style style:name="T281" style:parent-style-name="Car.predefinitoparagrafo" style:family="text">
      <style:text-properties fo:font-weight="bold" style:font-weight-asian="bold" style:font-weight-complex="bold"/>
    </style:style>
    <style:style style:name="P282" style:parent-style-name="Textbody" style:family="paragraph">
      <style:paragraph-properties fo:margin-top="0.1666in"/>
    </style:style>
    <style:style style:name="P283" style:parent-style-name="Textbody" style:family="paragraph">
      <style:paragraph-properties fo:margin-bottom="0in"/>
      <style:text-properties fo:background-color="#FFFF00" fo:language="en" fo:country="US"/>
    </style:style>
    <style:style style:name="P284" style:parent-style-name="Textbody" style:family="paragraph">
      <style:paragraph-properties fo:margin-bottom="0in"/>
      <style:text-properties fo:background-color="#FFFF00" fo:language="en" fo:country="US"/>
    </style:style>
    <style:style style:name="P285" style:parent-style-name="Textbody" style:family="paragraph">
      <style:paragraph-properties fo:margin-bottom="0in"/>
      <style:text-properties fo:font-size="11pt" style:font-size-asian="11pt" style:font-size-complex="11pt"/>
    </style:style>
    <style:style style:name="P286" style:parent-style-name="Textbody" style:family="paragraph">
      <style:paragraph-properties fo:margin-bottom="0in"/>
      <style:text-properties fo:font-size="11pt" style:font-size-asian="11pt" style:font-size-complex="11pt"/>
    </style:style>
    <style:style style:name="P287" style:parent-style-name="Textbody" style:family="paragraph">
      <style:paragraph-properties fo:margin-bottom="0in"/>
      <style:text-properties fo:font-size="11pt" style:font-size-asian="11pt" style:font-size-complex="11pt"/>
    </style:style>
    <style:style style:name="P288" style:parent-style-name="Textbody" style:family="paragraph">
      <style:paragraph-properties fo:margin-bottom="0in"/>
      <style:text-properties fo:font-size="11pt" style:font-size-asian="11pt" style:font-size-complex="11pt"/>
    </style:style>
    <style:style style:name="P289" style:parent-style-name="Textbody" style:family="paragraph">
      <style:paragraph-properties fo:margin-bottom="0in"/>
      <style:text-properties fo:font-size="11pt" style:font-size-asian="11pt" style:font-size-complex="11pt"/>
    </style:style>
    <style:style style:name="P290" style:parent-style-name="Textbody" style:family="paragraph">
      <style:paragraph-properties fo:margin-bottom="0in"/>
      <style:text-properties fo:font-size="11pt" style:font-size-asian="11pt" style:font-size-complex="11pt"/>
    </style:style>
    <style:style style:name="P291" style:parent-style-name="Textbody" style:family="paragraph">
      <style:paragraph-properties fo:margin-bottom="0in"/>
      <style:text-properties fo:font-size="11pt" style:font-size-asian="11pt" style:font-size-complex="11pt"/>
    </style:style>
    <style:style style:name="P292" style:parent-style-name="Textbody" style:family="paragraph">
      <style:paragraph-properties fo:margin-bottom="0in"/>
      <style:text-properties fo:font-size="11pt" style:font-size-asian="11pt" style:font-size-complex="11pt"/>
    </style:style>
    <style:style style:name="P293" style:parent-style-name="Textbody" style:family="paragraph">
      <style:paragraph-properties fo:margin-bottom="0in"/>
      <style:text-properties fo:font-size="11pt" style:font-size-asian="11pt" style:font-size-complex="11pt"/>
    </style:style>
    <style:style style:name="P294" style:parent-style-name="Textbody" style:family="paragraph">
      <style:paragraph-properties fo:margin-bottom="0in"/>
      <style:text-properties fo:font-size="11pt" style:font-size-asian="11pt" style:font-size-complex="11pt"/>
    </style:style>
    <style:style style:name="P295" style:parent-style-name="Textbody" style:family="paragraph">
      <style:paragraph-properties fo:margin-bottom="0in"/>
      <style:text-properties fo:font-size="11pt" style:font-size-asian="11pt" style:font-size-complex="11pt"/>
    </style:style>
    <style:style style:name="P296" style:parent-style-name="Textbody" style:family="paragraph">
      <style:paragraph-properties fo:margin-bottom="0in"/>
      <style:text-properties fo:font-size="11pt" style:font-size-asian="11pt" style:font-size-complex="11pt"/>
    </style:style>
    <style:style style:name="P297" style:parent-style-name="Textbody" style:family="paragraph">
      <style:paragraph-properties fo:margin-bottom="0in"/>
      <style:text-properties fo:font-size="11pt" style:font-size-asian="11pt" style:font-size-complex="11pt"/>
    </style:style>
    <style:style style:name="P298" style:parent-style-name="Textbody" style:family="paragraph">
      <style:paragraph-properties fo:margin-bottom="0in"/>
      <style:text-properties fo:font-size="11pt" style:font-size-asian="11pt" style:font-size-complex="11pt"/>
    </style:style>
    <style:style style:name="P299" style:parent-style-name="Textbody" style:family="paragraph">
      <style:paragraph-properties fo:margin-bottom="0in"/>
      <style:text-properties fo:font-size="11pt" style:font-size-asian="11pt" style:font-size-complex="11pt"/>
    </style:style>
    <style:style style:name="P300" style:parent-style-name="Textbody" style:family="paragraph">
      <style:paragraph-properties fo:margin-bottom="0in"/>
      <style:text-properties fo:font-size="11pt" style:font-size-asian="11pt" style:font-size-complex="11pt"/>
    </style:style>
    <style:style style:name="P301" style:parent-style-name="Textbody" style:family="paragraph">
      <style:paragraph-properties fo:margin-bottom="0in"/>
      <style:text-properties fo:font-size="11pt" style:font-size-asian="11pt" style:font-size-complex="11pt"/>
    </style:style>
    <style:style style:name="P302" style:parent-style-name="Textbody" style:family="paragraph">
      <style:paragraph-properties fo:margin-bottom="0in"/>
      <style:text-properties fo:font-size="11pt" style:font-size-asian="11pt" style:font-size-complex="11pt"/>
    </style:style>
    <style:style style:name="P303" style:parent-style-name="Textbody" style:family="paragraph">
      <style:paragraph-properties fo:margin-bottom="0in"/>
      <style:text-properties fo:font-size="11pt" style:font-size-asian="11pt" style:font-size-complex="11pt" fo:language="en" fo:country="US"/>
    </style:style>
    <style:style style:name="P304" style:parent-style-name="Textbody" style:family="paragraph">
      <style:paragraph-properties fo:margin-bottom="0in"/>
      <style:text-properties fo:font-size="11pt" style:font-size-asian="11pt" style:font-size-complex="11pt" fo:language="en" fo:country="US"/>
    </style:style>
    <style:style style:name="P305" style:parent-style-name="Textbody" style:family="paragraph">
      <style:paragraph-properties fo:margin-bottom="0in"/>
      <style:text-properties fo:font-size="11pt" style:font-size-asian="11pt" style:font-size-complex="11pt" fo:language="en" fo:country="US"/>
    </style:style>
    <style:style style:name="P306" style:parent-style-name="Textbody" style:family="paragraph">
      <style:paragraph-properties fo:margin-bottom="0in"/>
      <style:text-properties fo:font-size="11pt" style:font-size-asian="11pt" style:font-size-complex="11pt" fo:language="en" fo:country="US"/>
    </style:style>
    <style:style style:name="P307" style:parent-style-name="Textbody" style:family="paragraph">
      <style:paragraph-properties fo:margin-bottom="0in"/>
      <style:text-properties fo:font-size="11pt" style:font-size-asian="11pt" style:font-size-complex="11pt" fo:language="en" fo:country="US"/>
    </style:style>
    <style:style style:name="P308" style:parent-style-name="Textbody" style:family="paragraph">
      <style:paragraph-properties fo:margin-bottom="0in"/>
      <style:text-properties fo:font-size="11pt" style:font-size-asian="11pt" style:font-size-complex="11pt" fo:language="en" fo:country="US"/>
    </style:style>
    <style:style style:name="P309" style:parent-style-name="Textbody" style:family="paragraph">
      <style:paragraph-properties fo:margin-bottom="0in"/>
      <style:text-properties fo:font-size="11pt" style:font-size-asian="11pt" style:font-size-complex="11pt" fo:language="en" fo:country="US"/>
    </style:style>
    <style:style style:name="P310" style:parent-style-name="Textbody" style:family="paragraph">
      <style:paragraph-properties fo:margin-bottom="0in"/>
      <style:text-properties fo:font-size="11pt" style:font-size-asian="11pt" style:font-size-complex="11pt" fo:language="en" fo:country="US"/>
    </style:style>
    <style:style style:name="P311" style:parent-style-name="Textbody" style:family="paragraph">
      <style:paragraph-properties fo:margin-bottom="0in"/>
      <style:text-properties fo:font-size="11pt" style:font-size-asian="11pt" style:font-size-complex="11pt" fo:language="en" fo:country="US"/>
    </style:style>
    <style:style style:name="P312" style:parent-style-name="Textbody" style:family="paragraph">
      <style:paragraph-properties fo:margin-bottom="0in"/>
      <style:text-properties fo:font-size="11pt" style:font-size-asian="11pt" style:font-size-complex="11pt" fo:language="en" fo:country="US"/>
    </style:style>
    <style:style style:name="P313" style:parent-style-name="Textbody" style:family="paragraph">
      <style:paragraph-properties fo:margin-bottom="0in"/>
      <style:text-properties fo:font-size="11pt" style:font-size-asian="11pt" style:font-size-complex="11pt"/>
    </style:style>
    <style:style style:name="P314" style:parent-style-name="Textbody" style:family="paragraph">
      <style:paragraph-properties fo:margin-bottom="0in"/>
      <style:text-properties fo:font-size="11pt" style:font-size-asian="11pt" style:font-size-complex="11pt"/>
    </style:style>
    <style:style style:name="P315" style:parent-style-name="Textbody" style:family="paragraph">
      <style:paragraph-properties fo:margin-bottom="0in"/>
      <style:text-properties fo:font-size="11pt" style:font-size-asian="11pt" style:font-size-complex="11pt"/>
    </style:style>
    <style:style style:name="P316" style:parent-style-name="Textbody" style:family="paragraph">
      <style:paragraph-properties fo:margin-bottom="0in"/>
      <style:text-properties fo:font-size="11pt" style:font-size-asian="11pt" style:font-size-complex="11pt"/>
    </style:style>
    <style:style style:name="P317" style:parent-style-name="Textbody" style:family="paragraph">
      <style:paragraph-properties fo:margin-bottom="0in"/>
      <style:text-properties fo:font-size="11pt" style:font-size-asian="11pt" style:font-size-complex="11pt"/>
    </style:style>
    <style:style style:name="P318" style:parent-style-name="Textbody" style:family="paragraph">
      <style:paragraph-properties fo:margin-bottom="0in"/>
      <style:text-properties fo:font-size="11pt" style:font-size-asian="11pt" style:font-size-complex="11pt"/>
    </style:style>
    <style:style style:name="P319" style:parent-style-name="Textbody" style:family="paragraph">
      <style:paragraph-properties fo:margin-bottom="0in"/>
      <style:text-properties fo:font-size="11pt" style:font-size-asian="11pt" style:font-size-complex="11pt"/>
    </style:style>
    <style:style style:name="P320" style:parent-style-name="Textbody" style:family="paragraph">
      <style:paragraph-properties fo:margin-bottom="0in"/>
      <style:text-properties fo:font-size="11pt" style:font-size-asian="11pt" style:font-size-complex="11pt"/>
    </style:style>
    <style:style style:name="P321" style:parent-style-name="Textbody" style:family="paragraph">
      <style:paragraph-properties fo:margin-bottom="0in"/>
      <style:text-properties fo:font-size="11pt" style:font-size-asian="11pt" style:font-size-complex="11pt"/>
    </style:style>
    <style:style style:name="P322" style:parent-style-name="Textbody" style:family="paragraph">
      <style:paragraph-properties fo:margin-bottom="0in"/>
      <style:text-properties fo:font-size="11pt" style:font-size-asian="11pt" style:font-size-complex="11pt"/>
    </style:style>
    <style:style style:name="P323" style:parent-style-name="Textbody" style:family="paragraph">
      <style:paragraph-properties fo:margin-bottom="0in"/>
      <style:text-properties fo:font-size="11pt" style:font-size-asian="11pt" style:font-size-complex="11pt"/>
    </style:style>
    <style:style style:name="P324" style:parent-style-name="Textbody" style:family="paragraph">
      <style:paragraph-properties fo:margin-bottom="0in"/>
      <style:text-properties fo:font-size="11pt" style:font-size-asian="11pt" style:font-size-complex="11pt"/>
    </style:style>
    <style:style style:name="P325" style:parent-style-name="Textbody" style:family="paragraph">
      <style:paragraph-properties fo:margin-bottom="0in"/>
      <style:text-properties fo:font-size="11pt" style:font-size-asian="11pt" style:font-size-complex="11pt"/>
    </style:style>
    <style:style style:name="P326" style:parent-style-name="Textbody" style:family="paragraph">
      <style:paragraph-properties fo:margin-bottom="0in"/>
      <style:text-properties fo:font-size="11pt" style:font-size-asian="11pt" style:font-size-complex="11pt"/>
    </style:style>
    <style:style style:name="P327" style:parent-style-name="Textbody" style:family="paragraph">
      <style:paragraph-properties fo:margin-bottom="0in"/>
      <style:text-properties fo:font-size="11pt" style:font-size-asian="11pt" style:font-size-complex="11pt"/>
    </style:style>
    <style:style style:name="P328" style:parent-style-name="Textbody" style:family="paragraph">
      <style:paragraph-properties fo:margin-bottom="0in"/>
      <style:text-properties fo:font-size="11pt" style:font-size-asian="11pt" style:font-size-complex="11pt"/>
    </style:style>
    <style:style style:name="P329" style:parent-style-name="Textbody" style:family="paragraph">
      <style:paragraph-properties fo:margin-top="0.1666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7528781" office:target-frame-name="_top" xlink:show="replace"><text:span text:style-name="Collegamentoipertestuale">INTRODUZIONE</text:span><text:tab/>3</text:a></text:p>
          <text:p text:style-name="P9"><text:a xlink:href="#_Toc157528782" office:target-frame-name="_top" xlink:show="replace"><text:span text:style-name="Collegamentoipertestuale">INSTALLARE E AVVIARE</text:span><text:tab/>4</text:a></text:p>
          <text:p text:style-name="P10"><text:a xlink:href="#_Toc157528783" office:target-frame-name="_top" xlink:show="replace"><text:span text:style-name="Collegamentoipertestuale">COMMENTI</text:span><text:tab/>6</text:a></text:p>
          <text:p text:style-name="P11"><text:a xlink:href="#_Toc157528784" office:target-frame-name="_top" xlink:show="replace"><text:span text:style-name="Collegamentoipertestuale">VARIABILI</text:span><text:tab/>8</text:a></text:p>
          <text:p text:style-name="P12"><text:a xlink:href="#_Toc157528785" office:target-frame-name="_top" xlink:show="replace"><text:span text:style-name="Collegamentoipertestuale">ARRAY O TUPLE</text:span><text:tab/>9</text:a></text:p>
          <text:p text:style-name="P13"><text:a xlink:href="#_Toc157528786" office:target-frame-name="_top" xlink:show="replace"><text:span text:style-name="Collegamentoipertestuale">REINDIRIZZAMENTO E SCRITTURA DELL’OUTPUT</text:span><text:tab/>10</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_RefHeading___Toc106_1483895792"/><text:bookmark-start text:name="_Toc157425154"/><text:bookmark-start text:name="_Toc157433956"/><text:bookmark-start text:name="_Toc157509527"/><text:bookmark-start text:name="_Toc157528781"/><text:soft-page-break/>INTRODUZIONE<text:bookmark-end text:name="__RefHeading___Toc106_1483895792"/><text:bookmark-end text:name="_Toc157425154"/><text:bookmark-end text:name="_Toc157433956"/><text:bookmark-end text:name="_Toc157509527"/><text:bookmark-end text:name="_Toc157528781"/></text:h>
      <text:p text:style-name="Textbody">La shell Bash è un linguaggio di programmazione che si utilizza all’interno di un file di testo,<text:s/>interpretato dal 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text:s/>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509528"/><text:bookmark-start text:name="_Toc157528782"/><text:soft-page-break/>INSTALLARE E AVVIARE<text:bookmark-end text:name="_Toc157509528"/><text:bookmark-end text:name="_Toc157528782"/><text:s/></text:h>
      <text:list text:style-name="LFO1" text:continue-numbering="true">
        <text:list-item>
          <text:p text:style-name="P14"><text:span text:style-name="T15">Step1</text:span>: Cercare su Google “<text:span text:style-name="T16">win bash download</text:span>” e cliccare sul primo link.</text:p>
        </text:list-item>
      </text:list>
      <text:p text:style-name="P17"><draw:frame draw:style-name="a0" draw:name="Immagine 1" text:anchor-type="as-char" svg:x="0in" svg:y="0in" svg:width="6.6875in" svg:height="3.1875in" style:rel-width="scale" style:rel-height="scale"><draw:image xlink:href="media/image1.png" xlink:type="simple" xlink:show="embed" xlink:actuate="onLoad"/><svg:title/><svg:desc/></draw:frame></text:p>
      <text:p text:style-name="P18"/>
      <text:list text:style-name="LFO1" text:continue-numbering="true">
        <text:list-item>
          <text:p text:style-name="P19"><text:span text:style-name="T20">Step2</text:span>: Cliccare su “Download” per scaricare lo zip del win-bash.</text:p>
        </text:list-item>
      </text:list>
      <text:p text:style-name="P21"><text:span text:style-name="T22"><draw:frame draw:style-name="a1" draw:name="Immagine 3" text:anchor-type="as-char" svg:x="0in" svg:y="0in" svg:width="6.6875in" svg:height="4.47917in" style:rel-width="scale" style:rel-height="scale"><draw:image xlink:href="media/image2.png" xlink:type="simple" xlink:show="embed" xlink:actuate="onLoad"/><svg:title/><svg:desc/></draw:frame></text:span></text:p>
      <text:p text:style-name="Textbody"/>
      <text:p text:style-name="Textbody"/>
      <text:p text:style-name="Textbody"/>
      <text:soft-page-break/>
      <text:list text:style-name="LFO1" text:continue-numbering="true">
        <text:list-item>
          <text:p text:style-name="P23"><text:span text:style-name="T24">Step3:</text:span><text:s/>Una volta scaricato lo zip, eseguire l’estrazione e inserire il tutto in una<text:s/>cartella a piacere. Copiare il percorso delle cartelle in cui abbiamo inserito il win-bash e copiarlo all’interno della variabile d’ambiente Path.</text:p>
        </text:list-item>
      </text:list>
      <text:p text:style-name="P25"><draw:frame draw:style-name="a2" draw:name="Immagine 4" text:anchor-type="as-char" svg:x="0in" svg:y="0in" svg:width="6.69792in" svg:height="2.94792in" style:rel-width="scale" style:rel-height="scale"><draw:image xlink:href="media/image3.png" xlink:type="simple" xlink:show="embed" xlink:actuate="onLoad"/><svg:title/><svg:desc/></draw:frame></text:p>
      <text:p text:style-name="P26"/>
      <text:list text:style-name="LFO1" text:continue-numbering="true">
        <text:list-item>
          <text:p text:style-name="P27"><text:span text:style-name="T28">Step4</text:span>: Avviare il prompt dei comandi, andare tramite il comando<text:s/><text:span text:style-name="T29">cd<text:s/></text:span>nella cartella dove è presente lo script sh da avviare e infine usare il comando<text:s/><text:span text:style-name="T30">sh nome_file_sh<text:s/></text:span>per avviare lo script.</text:p>
        </text:list-item>
      </text:list>
      <text:p text:style-name="P31"><text:span text:style-name="T32"><draw:frame draw:style-name="a3" draw:name="Immagine 5" text:anchor-type="as-char" svg:x="0in" svg:y="0in" svg:width="6.67557in" svg:height="1.9375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25155"/><text:bookmark-start text:name="_Toc157433957"/><text:bookmark-start text:name="_Toc157509529"/><text:bookmark-start text:name="_Toc157528783"/><text:soft-page-break/>COMMENTI<text:bookmark-end text:name="_Toc157425155"/><text:bookmark-end text:name="_Toc157433957"/><text:bookmark-end text:name="_Toc157509529"/><text:bookmark-end text:name="_Toc157528783"/></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33">#</text:span><text:s/>si usa per commentare una singola riga.</text:p>
      <text:p text:style-name="Textbody">La prima riga di uno script è sempre<text:s/><text:span text:style-name="T34">#!/bin/bash</text:span><text:s/>e sta ad indicare quale motore di shell usare per interpretare il codice che poi segue. Questo perché<text:s/><text:span text:style-name="T35">bash</text:span><text:s/>è solo una delle shell che esistono, che sono svariate.</text:p>
      <text:p text:style-name="Textbody">Per commentare un blocco di più righe, si deve usare la forma seguente:</text:p>
      <text:p text:style-name="P36">:&lt;&lt;commento</text:p>
      <text:p text:style-name="Textbody">Questa modalità diventa molto utile se vogliamo concentrarci su una parte dello script, evitando di doverlo sempre eseguire per intero.</text:p>
      <text:p text:style-name="Textbody"/>
      <text:p text:style-name="Textbody"><text:span text:style-name="T37">Corso_script_bash_parte02.sh</text:span></text:p>
      <text:p text:style-name="P38"><text:span text:style-name="T39">#!/bin/bash</text:span></text:p>
      <text:p text:style-name="P40"/>
      <text:p text:style-name="P41"><text:span text:style-name="T42">################################################################################</text:span></text:p>
      <text:p text:style-name="P43"><text:span text:style-name="T44"># Questa shell ha solo scopo didattico ed è stata costruita durante il corso</text:span></text:p>
      <text:p text:style-name="P45"><text:span text:style-name="T46"># di programmazione sugli script bash pubblicato sul mio canale Youtube</text:span></text:p>
      <text:p text:style-name="P47"><text:span text:style-name="T48"># (http://www.youtube.com/user/VosaxAlo).</text:span></text:p>
      <text:p text:style-name="P49"><text:span text:style-name="T50">#</text:span></text:p>
      <text:p text:style-name="P51"><text:span text:style-name="T52"># autore : Nicola Jelmorini<text:s/></text:span></text:p>
      <text:p text:style-name="P53"><text:span text:style-name="T54"># anno <text:s text:c="2"/>: 2012-2013</text:span></text:p>
      <text:p text:style-name="P55"><text:span text:style-name="T56"># licenza: questo script è software libero: puoi ridistribuirlo e/o modificarlo</text:span></text:p>
      <text:p text:style-name="P57"><text:span text:style-name="T58"># <text:s text:c="9"/>rispettando i termini della licenza GNU General Public License</text:span></text:p>
      <text:p text:style-name="P59"><text:span text:style-name="T60"># <text:s text:c="9"/>stabiliti dalla Free Software Foundation, versione 3.</text:span></text:p>
      <text:p text:style-name="P61"><text:span text:style-name="T62"># <text:s text:c="9"/>Questo script è distribuito nella speranza che possa essere utile,</text:span></text:p>
      <text:p text:style-name="P63"><text:span text:style-name="T64"># <text:s text:c="9"/>ma SENZA ALCUNA GARANZIA.</text:span></text:p>
      <text:p text:style-name="P65"><text:span text:style-name="T66"># <text:s text:c="9"/>Consulta la licenza GNU General Public License per avere ulteriori</text:span></text:p>
      <text:p text:style-name="P67"><text:span text:style-name="T68"># <text:s text:c="9"/>dettagli.<text:s/></text:span></text:p>
      <text:p text:style-name="P69"><text:span text:style-name="T70"># <text:s text:c="9"/>Dovresti aver ricevuto una copia della GNU General Public License</text:span></text:p>
      <text:p text:style-name="P71"><text:span text:style-name="T72"># <text:s text:c="9"/>insieme a questo programma.<text:s/></text:span></text:p>
      <text:p text:style-name="P73"><text:span text:style-name="T74"># <text:s text:c="9"/>Se non è così, visita &lt;http://www.gnu.org/licenses/&gt;.</text:span></text:p>
      <text:p text:style-name="P75"><text:span text:style-name="T76">#</text:span></text:p>
      <text:p text:style-name="P77"><text:span text:style-name="T78">#</text:span></text:p>
      <text:p text:style-name="P79"><text:span text:style-name="T80"># Uso dello script: ???? si apre un menu dal quale scegliere ????</text:span></text:p>
      <text:p text:style-name="P81"><text:span text:style-name="T82">#</text:span></text:p>
      <text:p text:style-name="P83"><text:span text:style-name="T84">################################################################################</text:span></text:p>
      <text:p text:style-name="P85"/>
      <text:p text:style-name="P86"><text:span text:style-name="T87">:</text:span><text:span text:style-name="T88">&lt;&lt;test_if</text:span></text:p>
      <text:p text:style-name="P89"><text:span text:style-name="T90"># comandi della shell</text:span></text:p>
      <text:p text:style-name="P91"><text:span text:style-name="T92">echo -n "Immetti parametro PIPPA: "</text:span></text:p>
      <text:p text:style-name="P93"><text:span text:style-name="T94">read PIPPA</text:span></text:p>
      <text:p text:style-name="P95"><text:span text:style-name="T96">echo Hai impostato PIPPA=$PIPPA</text:span></text:p>
      <text:p text:style-name="P97"/>
      <text:p text:style-name="P98"><text:span text:style-name="T99">if [ "$PIPPA" -eq 5 ] || [ "$PIPPA" = "Pippa" ]</text:span></text:p>
      <text:p text:style-name="P100"><text:span text:style-name="T101">then</text:span></text:p>
      <text:p text:style-name="P102"><text:span text:style-name="T103"><text:tab/>echo Hai<text:s/></text:span><text:span text:style-name="T104">fornito il valore 5 oppure Pippa</text:span></text:p>
      <text:p text:style-name="P105"><text:span text:style-name="T106">else</text:span></text:p>
      <text:p text:style-name="P107"><text:span text:style-name="T108"><text:tab/>echo Hai fornito un valore diverso da 5 e da Pippa</text:span></text:p>
      <text:p text:style-name="P109"><text:span text:style-name="T110">fi</text:span></text:p>
      <text:p text:style-name="P111"/>
      <text:p text:style-name="P112"><text:span text:style-name="T113">echo -n "Digita il valore ab= "</text:span></text:p>
      <text:p text:style-name="P114"><text:span text:style-name="T115">read ab</text:span></text:p>
      <text:p text:style-name="P116"><text:span text:style-name="T117">echo Hai impostato ab=$ab</text:span></text:p>
      <text:p text:style-name="P118"/>
      <text:p text:style-name="P119"><text:span text:style-name="T120">if [ "$ab" -gt 0 ] &amp;&amp; [ "$ab" -lt 5 ]</text:span></text:p>
      <text:p text:style-name="P121"><text:span text:style-name="T122">then</text:span></text:p>
      <text:p text:style-name="P123"><text:span text:style-name="T124"><text:tab/>echo valore fra zero e 4</text:span></text:p>
      <text:p text:style-name="P125"><text:span text:style-name="T126">else</text:span></text:p>
      <text:p text:style-name="P127"><text:span text:style-name="T128"><text:tab/>echo valore minore di zero oppure maggiore di 4</text:span></text:p>
      <text:p text:style-name="P129"><text:span text:style-name="T130">fi</text:span></text:p>
      <text:p text:style-name="P131"><text:span text:style-name="T132">test_if</text:span></text:p>
      <text:p text:style-name="P133"/>
      <text:p text:style-name="P134"><text:span text:style-name="T135">:</text:span><text:span text:style-name="T136">&lt;&lt;loop_for</text:span></text:p>
      <text:p text:style-name="P137"><text:span text:style-name="T138">echo;echo;echo "Elenco dei pianeti del nostro sistema solare:"</text:span></text:p>
      <text:p text:style-name="P139"><text:span text:style-name="T140">for pianeta in Mercurio Venere "Pianeta Terra" Marte Giove Saturno Uranio Nettuno</text:span></text:p>
      <text:p text:style-name="P141"><text:span text:style-name="T142">do</text:span></text:p>
      <text:p text:style-name="P143"><text:span text:style-name="T144"><text:tab/>echo $pianeta # Ogni pianeta visualizato su una<text:s/></text:span><text:span text:style-name="T145">riga separata (gli spazi separano una voce dall'altra)</text:span></text:p>
      <text:p text:style-name="P146"><text:span text:style-name="T147">done</text:span></text:p>
      <text:p text:style-name="P148"><text:span text:style-name="T149">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33958"/><text:bookmark-start text:name="_Toc157509530"/><text:bookmark-start text:name="_Toc157528784"/><text:soft-page-break/>VARIABILI<text:bookmark-end text:name="_Toc157433958"/><text:bookmark-end text:name="_Toc157509530"/><text:bookmark-end text:name="_Toc157528784"/></text:h>
      <text:p text:style-name="Textbody">Le variabili danno vita al codice proprio perché variano nel tempo, e quindi interrogabili e mutabili nel corso dell’esecuzione del nostro script bash.</text:p>
      <text:p text:style-name="Textbody">Una<text:s/>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0">Pippo<text:s/></text:span>è diversa dalla variabile<text:s/><text:span text:style-name="T151">pippo</text:span>.</text:p>
      <text:p text:style-name="Textbody">Per visualizzare il contenuto di una variabile si deve usare il comando<text:s/><text:span text:style-name="T152">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2" text:continue-numbering="true">
        <text:list-item>
          <text:p text:style-name="P153"><text:bookmark-start text:name="OLE_LINK1"/>echo $PWD<text:s/><text:span text:style-name="T154">→</text:span><text:s/>directory corrente</text:p>
        </text:list-item>
        <text:list-item>
          <text:p text:style-name="P155"><text:bookmark-end text:name="OLE_LINK1"/>echo $HOME<text:s/><text:bookmark-start text:name="OLE_LINK3"/><text:span text:style-name="T156">→</text:span><text:bookmark-end text:name="OLE_LINK3"/><text:s/>percorso della propria home</text:p>
        </text:list-item>
        <text:list-item>
          <text:p text:style-name="P157">echo $USER<text:s/><text:span text:style-name="T158">→</text:span><text:s/>nome del proprio user</text:p>
        </text:list-item>
        <text:list-item>
          <text:p text:style-name="P159">echo $RANDOM<text:s/><text:span text:style-name="T160">→</text:span><text:s/>ogni volta che viene letta, ritorna un valore casuale</text:p>
        </text:list-item>
        <text:list-item>
          <text:p text:style-name="P161">echo $LANG<text:s/><text:span text:style-name="T162">→</text:span><text:s/>lingua attiva sul sistema</text:p>
        </text:list-item>
        <text:list-item>
          <text:p text:style-name="P163">echo $HOSTTYPE<text:s/><text:span text:style-name="T164">→</text:span><text:s/>architettura del sistema (es. x86_64)</text:p>
        </text:list-item>
      </text:list>
      <text:p text:style-name="Textbody"><text:s/></text:p>
      <text:p text:style-name="Textbody"><text:span text:style-name="T165">Corso_script_bash_parte03.sh</text:span></text:p>
      <text:p text:style-name="P166">#!/bin/bash</text:p>
      <text:p text:style-name="P167"/>
      <text:p text:style-name="P168">clear</text:p>
      <text:p text:style-name="P169"/>
      <text:p text:style-name="P170"># creare una variabile numerica</text:p>
      <text:p text:style-name="P171">Pippo=40</text:p>
      <text:p text:style-name="P172">pippo=125</text:p>
      <text:p text:style-name="P173"/>
      <text:p text:style-name="P174"># creare una variabile<text:s/>alfanumerica o testuale (stringa)</text:p>
      <text:p text:style-name="P175">Paperino="Qui, Quo, Qua, i 3 nipotini"</text:p>
      <text:p text:style-name="P176"/>
      <text:p text:style-name="P177"># visualizzare il contenuto delle variabili</text:p>
      <text:p text:style-name="P178">echo "Pippo="$Pippo</text:p>
      <text:p text:style-name="P179">echo "pippo="$pippo</text:p>
      <text:p text:style-name="P180">echo "Paperino="$Paperino</text:p>
      <text:p text:style-name="P181"/>
      <text:p text:style-name="P182"># cambiamo valore alla variabile pippo</text:p>
      <text:p text:style-name="P183">pippo=37</text:p>
      <text:p text:style-name="P184">echo "nuova<text:s/>pippo="$pippo</text:p>
      <text:p text:style-name="P185"/>
      <text:p text:style-name="P186"/>
      <text:p text:style-name="P187"/>
      <text:p text:style-name="P188"/>
      <text:h text:style-name="Titolo1" text:outline-level="1"><text:bookmark-start text:name="_Toc157509531"/><text:bookmark-start text:name="_Toc157528785"/><text:soft-page-break/>ARRAY O TUPLE<text:bookmark-end text:name="_Toc157509531"/><text:bookmark-end text:name="_Toc157528785"/></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89"><text:bookmark-start text:name="OLE_LINK2"/><text:s/>Settinana[1]=Lunedì<text:bookmark-end text:name="OLE_LINK2"/></text:p>
      <text:p text:style-name="P190"><text:s text:c="2"/>Settinana[2]=Martedì</text:p>
      <text:p text:style-name="P191"><text:s text:c="6"/>Settinana[3]=Mercoledì</text:p>
      <text:p text:style-name="P192"><text:s text:c="2"/>Settinana[4]=Giovedì</text:p>
      <text:p text:style-name="P193"><text:s/>Settinana[5]=Venerdì</text:p>
      <text:p text:style-name="P194">Settinana[6]=Sabato</text:p>
      <text:p text:style-name="P195"><text:s text:c="5"/>Settinana[7]=Domenica</text:p>
      <text:p text:style-name="P196"/>
      <text:p text:style-name="P197">Ci sono altri modi di definire una tupla:</text:p>
      <text:list text:style-name="LFO1" text:continue-numbering="true">
        <text:list-item>
          <text:p text:style-name="P198">Mesi=([1]=gennaio [2]=febbraio …)</text:p>
        </text:list-item>
        <text:list-item>
          <text:p text:style-name="P199"><text:span text:style-name="T200">Valori=( zero uno due tre quattro )<text:s/></text:span><text:span text:style-name="T201">→ se non si specifica l’indice, il medesimo parte da zero e non da uno</text:span></text:p>
        </text:list-item>
      </text:list>
      <text:p text:style-name="P202"/>
      <text:p text:style-name="P203">La tupla si può interrogare con il suo indice:</text:p>
      <text:list text:style-name="LFO3" text:continue-numbering="true">
        <text:list-item>
          <text:p text:style-name="P204"><text:span text:style-name="T205">echo ${Settimana[1]}<text:s/></text:span><text:span text:style-name="T206">→ Lunedì</text:span></text:p>
        </text:list-item>
        <text:list-item>
          <text:p text:style-name="P207"><text:span text:style-name="T208">echo ${Settimana[*]}<text:s/></text:span><text:span text:style-name="T209">→ Lunedì Martedì Mercoledì Giovedì Venerdì Sabato Domenica → (al posto<text:s/></text:span><text:span text:style-name="T210">dell’asterisco si può mettere il “@” che ha lo stesso effetto)</text:span></text:p>
        </text:list-item>
        <text:list-item>
          <text:p text:style-name="P211"><text:span text:style-name="T212">echo ${#Settimana[*]} → 7 (numero di elementi contenuti nella tupla)</text:span></text:p>
        </text:list-item>
      </text:list>
      <text:p text:style-name="P213"/>
      <text:p text:style-name="P214"><text:bookmark-start text:name="OLE_LINK4"/><text:span text:style-name="T215">Corso_script_bash_parte04.sh</text:span></text:p>
      <text:p text:style-name="P216"><text:bookmark-end text:name="OLE_LINK4"/></text:p>
      <text:p text:style-name="P217">#!/bin/bash</text:p>
      <text:p text:style-name="P218"/>
      <text:p text:style-name="P219">clear</text:p>
      <text:p text:style-name="P220"/>
      <text:p text:style-name="P221"># le tuple - i differenti modi di definirle</text:p>
      <text:p text:style-name="P222">Settimana[1]=Lunedì</text:p>
      <text:p text:style-name="P223">Settimana[2]=Martedì</text:p>
      <text:p text:style-name="P224">Settimana[3]=Mercoledì</text:p>
      <text:p text:style-name="P225">Settimana[4]=Giovedì</text:p>
      <text:p text:style-name="P226">Settimana[5]=Venerdì</text:p>
      <text:p text:style-name="P227">Settimana[6]=Sabato</text:p>
      <text:p text:style-name="P228">Settimana[7]="Domenica - il meritato riposo"</text:p>
      <text:p text:style-name="P229"/>
      <text:p text:style-name="P230">Mesi=([1]=gennaio [2]=febbraio [3]=marzo [4]=aprile [5]=maggio [6]=giugno [7]=luglio [8]=agosto [9]=settembre [10]=ottobre [11]=novembre [12]=dicembre)</text:p>
      <text:p text:style-name="P231">Valori=( zero uno due tre quattro )</text:p>
      <text:p text:style-name="P232"/>
      <text:p text:style-name="P233"># la tupla si può interrogare con il suo indice:</text:p>
      <text:p text:style-name="P234">echo ${Settimana[1]}</text:p>
      <text:p text:style-name="P235">echo ${Settimana[5]}</text:p>
      <text:p text:style-name="P236">echo "numero valori nella tupla Settimana="${#Settimana[*]}</text:p>
      <text:p text:style-name="P237">echo ${Mesi[*]}</text:p>
      <text:p text:style-name="P238">echo ${Valori[0]}</text:p>
      <text:p text:style-name="P239">echo ${Valori[1]}</text:p>
      <text:h text:style-name="Titolo1" text:outline-level="1"><text:bookmark-start text:name="_Toc157528786"/><text:soft-page-break/>REINDIRIZZAMENTO E SCRITTURA DELL’OUTPUT<text:bookmark-end text:name="_Toc157528786"/></text:h>
      <text:p text:style-name="Textbody">L’uso di comandi speciali per inviare l’output di un comando ad un file, o per impostare l’output di un comando come input di un altro è una modalità molto pratica e potente del bash.</text:p>
      <text:p text:style-name="Textbody">Il primo di questi comandi speciali è il simbolo<text:s/><text:span text:style-name="T240">&gt;</text:span>, che permette di scrivere l’output di un comando in un nuovo file di testo. Per esempio:<text:s/></text:p>
      <text:list text:style-name="LFO4" text:continue-numbering="true">
        <text:list-item>
          <text:p text:style-name="P241"><text:span text:style-name="T242">ls &gt; out.txt<text:s/></text:span><text:span text:style-name="T243">scrive l’elenco dei file presenti nella cartella corrente nel file out.txt. Se out.txt esiste già, viene sovrascritto.</text:span></text:p>
        </text:list-item>
      </text:list>
      <text:p text:style-name="Textbody">Il comando<text:s/>&gt;&gt;<text:span text:style-name="T244"><text:s/></text:span>permette di continuare a<text:s/>scrivere l’output<text:s/>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45">|</text:span><text:span text:style-name="T246"><text:s/></text:span>permette di prendere l’output di un comando e di farlo proseguire, trasformandolo come input per un ulteriore successivo comando.<text:s/>C’è una forma sintattica equivalente al pipe, che è il comando<text:s/><text:span text:style-name="T247">&lt;(comando)</text:span>, dove prima del &lt; ci sarà il comando che si aspetta come input, l’output del comando tra parentesi tonde.<text:s/>Per esempio:</text:p>
      <text:list text:style-name="LFO4" text:continue-numbering="true">
        <text:list-item>
          <text:p text:style-name="P248"><text:span text:style-name="T249">ls -l | cat</text:span><text:span text:style-name="T250"><text:s/>e<text:s/></text:span><text:span text:style-name="T251">cat &lt;(ls -l)</text:span><text:span text:style-name="T252"><text:s/>sono equivalenti e danno lo stesso risultato, ovvero l’elenco dei file contenuti nella cartella corrente stampato a video.<text:s/></text:span><text:span text:style-name="T253">In particolare</text:span><text:span text:style-name="T254">,</text:span><text:span text:style-name="T255"><text:s/>è il comando<text:s/></text:span><text:span text:style-name="T256">cat<text:s/></text:span><text:span text:style-name="T257">che permette la visualizzazione a video dell’output di un determinato comando, mentre<text:s/></text:span><text:span text:style-name="T258">ls -l<text:s/></text:span><text:span text:style-name="T259">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text:s/>Per<text:s/>esempio:</text:p>
      <text:list text:style-name="LFO4" text:continue-numbering="true">
        <text:list-item>
          <text:p text:style-name="P260"><text:span text:style-name="T261">cat &lt;(ls -l) &lt;(ls -al)<text:s/></text:span><text:span text:style-name="T262">restituisce</text:span><text:span text:style-name="T263"><text:s/>l’output di due comandi che contemporaneamente viene indirizzato verso il comando cat.<text:s/></text:span></text:p>
        </text:list-item>
        <text:list-item>
          <text:p text:style-name="P264"><text:span text:style-name="T265">cat out.txt | sort -r | uniq</text:span><text:span text:style-name="T266">,<text:s/></text:span><text:span text:style-name="T267">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68">Il carattere speciale apice rovesciato<text:s/><text:bookmark-start text:name="OLE_LINK5"/><text:span text:style-name="T269">`</text:span><text:bookmark-end text:name="OLE_LINK5"/><text:s/>(da tastiera non si può scrivere) permette di usare l’output di un comando come parametro (o argomento) di un altro comando. Per esempio:</text:p>
      <text:list text:style-name="LFO5" text:continue-numbering="true">
        <text:list-item>
          <text:p text:style-name="P270"><text:span text:style-name="T271">echo “Il nome dell’utente connesso è<text:s/></text:span><text:span text:style-name="T272">`whoami`</text:span><text:span text:style-name="T273">”<text:s/></text:span><text:span text:style-name="T274">visualizza la stringa “il nome dell’utente connesso è nicola”. Il comando whoami inserito fra apici rovesciati è stato eseguito e incluso come argomento del comando echo.</text:span></text:p>
        </text:list-item>
        <text:list-item>
          <text:p text:style-name="P275"><text:span text:style-name="T276">echo -e “Ecco il contenuto del file out.txt:\r\n</text:span><text:span text:style-name="T277">`cat out.txt`</text:span><text:span text:style-name="T278">”<text:s/></text:span><text:span text:style-name="T279">visualizza il contenuto del file out.txt. L’opzione -e del comando echo permette di interpretare le sequenze speciali, come la riga a capo “\r\n”.</text:span></text:p>
        </text:list-item>
      </text:list>
      <text:p text:style-name="P280">La forma<text:s/><text:span text:style-name="T281">$(comando)</text:span><text:s/>è equivalente <text:s/>alla precedente, ovvero permette di usare l’output di un comando come argomento di un altro comando, ma ha il vantaggio di poter facilmente combinare più output di comandi innestati.</text:p>
      <text:p text:style-name="P282"/>
      <text:soft-page-break/>
      <text:p text:style-name="P283">Corso_script_bash_parte05.sh</text:p>
      <text:p text:style-name="P284"/>
      <text:p text:style-name="P285">#!/bin/bash</text:p>
      <text:p text:style-name="P286"/>
      <text:p text:style-name="P287">clear</text:p>
      <text:p text:style-name="P288"/>
      <text:p text:style-name="P289"># il comando "&gt;" scrive l'output di un comando in un nuovo file di testo</text:p>
      <text:p text:style-name="P290">ls &gt; out.txt</text:p>
      <text:p text:style-name="P291">echo "ho scritto l'output del comando nel file out.txt"</text:p>
      <text:p text:style-name="P292">read</text:p>
      <text:p text:style-name="P293"/>
      <text:p text:style-name="P294"># il comando "&gt;&gt;" permette di continuare a scrivere l'output di</text:p>
      <text:p text:style-name="P295"># un comando accumulandolo in un file di testo già<text:s/>esistente</text:p>
      <text:p text:style-name="P296">ls &gt;&gt; out.txt</text:p>
      <text:p text:style-name="P297">echo "ho aggiunto l'output del comando nel file out.txt"</text:p>
      <text:p text:style-name="P298">read</text:p>
      <text:p text:style-name="P299"/>
      <text:p text:style-name="P300"># il comando pipe "|" oppure l'equivalente comando "&lt;(comando)"</text:p>
      <text:p text:style-name="P301"># permettono di prendere l'output di un comando e di farlo proseguire</text:p>
      <text:p text:style-name="P302"># come input di un comando successivo</text:p>
      <text:p text:style-name="P303">ls -l | cat</text:p>
      <text:p text:style-name="P304">read</text:p>
      <text:p text:style-name="P305">echo "**********************************************"</text:p>
      <text:p text:style-name="P306">cat &lt;(ls -l)</text:p>
      <text:p text:style-name="P307">read</text:p>
      <text:p text:style-name="P308">echo "**********************************************"</text:p>
      <text:p text:style-name="P309">cat &lt;(ls -l) &lt;(ls -al)</text:p>
      <text:p text:style-name="P310">read</text:p>
      <text:p text:style-name="P311">echo "**********************************************"</text:p>
      <text:p text:style-name="P312">cat out.txt | sort -r | uniq</text:p>
      <text:p text:style-name="P313">read</text:p>
      <text:p text:style-name="P314"/>
      <text:p text:style-name="P315"># il carattere speciale apice rovesciato (backquote) "`" permette di</text:p>
      <text:p text:style-name="P316"># usare l'output di un comando come argomento (parametro) di un altro</text:p>
      <text:p text:style-name="P317">echo;echo "Il nome dell'utente connesso<text:s/>è<text:s/>`whoami`"</text:p>
      <text:p text:style-name="P318">read</text:p>
      <text:p text:style-name="P319">echo "**********************************************"</text:p>
      <text:p text:style-name="P320">echo -e "Ecco il contenuto del file out.txt:\r\n`cat out.txt`"</text:p>
      <text:p text:style-name="P321">read</text:p>
      <text:p text:style-name="P322"/>
      <text:p text:style-name="P323"># la forma "$(comando)"<text:s/>è<text:s/>equivalente alla precedente, ma permette</text:p>
      <text:p text:style-name="P324"># di facilmente combinare più<text:s/>output di comandi innestati</text:p>
      <text:p text:style-name="P325">echo "**********************************************"</text:p>
      <text:p text:style-name="P326">echo "Il nome dell'utente connesso<text:s/>è<text:s/>$(whoami)"</text:p>
      <text:p text:style-name="P327">read</text:p>
      <text:p text:style-name="P328">echo -e "Contenuto di un file script\r\n$(cat $(ls *03.sh))"</text:p>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 style:display-name="Titolo"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Symbol"/>
      </text:list-level-style-bullet>
      <text:list-level-style-bullet text:level="2" text:style-name="WW_CharLFO6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6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6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6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6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6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6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6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Panico, Stefano</dc:creator>
    <meta:creation-date>2024-01-28T16:37:00Z</meta:creation-date>
    <dc:date>2024-01-30T16:39:00Z</dc:date>
    <meta:print-date>2024-01-30T11:15:00Z</meta:print-date>
    <meta:template xlink:href="Normal.dotm" xlink:type="simple"/>
    <meta:editing-cycles>15</meta:editing-cycles>
    <meta:editing-duration>PT52320S</meta:editing-duration>
    <meta:document-statistic meta:page-count="11" meta:paragraph-count="25" meta:word-count="1939" meta:character-count="12972" meta:row-count="92" meta:non-whitespace-character-count="11058"/>
  </office:meta>
</office:document-meta>
</file>